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26cm" svg:y="0.233cm">
            <draw:object draw:notify-on-update-of-ranges="Sheet1.C3:Sheet1.C3 Sheet1.C4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874cm" svg:y="10.784cm">
            <draw:object draw:notify-on-update-of-ranges="Sheet1.C25:Sheet1.C25 Sheet1.C26:Sheet1.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7cm" svg:height="9.002cm" svg:x="6.972cm" svg:y="20.64cm">
            <draw:object draw:notify-on-update-of-ranges="Sheet1.C48:Sheet1.C48 Sheet1.C49:Sheet1.C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.118cm" svg:y="30.682cm">
            <draw:object draw:notify-on-update-of-ranges="Sheet1.C70:Sheet1.C70 Sheet1.C71:Sheet1.C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3*[.B4]+1" office:value-type="float" office:value="-11" calcext:value-type="float">
            <text:p>-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3*[.B5]+1" office:value-type="float" office:value="-8" calcext:value-type="float">
            <text:p>-8</text:p>
          </table:table-cell>
          <table:table-cell table:number-columns-repeated="9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3*[.B6]+1"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3*[.B7]+1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3*[.B8]+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3*[.B9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3*[.B10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3*[.B11]+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*[.B12]+1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3*[.B13]+1" office:value-type="float" office:value="16" calcext:value-type="float">
            <text:p>16</text:p>
          </table:table-cell>
          <table:table-cell table:number-columns-repeated="9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[.B26]^2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[.B27]^2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[.B28]^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29]^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0]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1]^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2]^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33]^2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34]^2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35]^2" office:value-type="float" office:value="25" calcext:value-type="float">
            <text:p>25</text:p>
          </table:table-cell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LOG([.B49]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LOG([.B50]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LOG([.B51];2)" office:value-type="float" office:value="1.58496250072116" calcext:value-type="float">
            <text:p>1.584962500721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LOG([.B52];2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LOG([.B53];2)" office:value-type="float" office:value="2.32192809488736" calcext:value-type="float">
            <text:p>2.321928094887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LOG([.B54];2)" office:value-type="float" office:value="2.58496250072116" calcext:value-type="float">
            <text:p>2.584962500721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LOG([.B55];2)" office:value-type="float" office:value="2.8073549220576" calcext:value-type="float">
            <text:p>2.80735492205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LOG([.B56];2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LOG([.B57];2)" office:value-type="float" office:value="3.16992500144231" calcext:value-type="float">
            <text:p>3.169925001442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LOG([.B58];2)" office:value-type="float" office:value="3.32192809488736" calcext:value-type="float">
            <text:p>3.321928094887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LOG([.B59];2)" office:value-type="float" office:value="3.4594316186373" calcext:value-type="float">
            <text:p>3.45943161863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LOG([.B60];2)" office:value-type="float" office:value="3.58496250072116" calcext:value-type="float">
            <text:p>3.58496250072116</text:p>
          </table:table-cell>
          <table:table-cell table:number-columns-repeated="9"/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QRT([.B71]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QRT([.B72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QRT([.B73])" office:value-type="float" office:value="1.4142135623731" calcext:value-type="float">
            <text:p>1.41421356237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QRT([.B74])" office:value-type="float" office:value="1.73205080756888" calcext:value-type="float">
            <text:p>1.732050807568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QRT([.B75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QRT([.B76])" office:value-type="float" office:value="2.23606797749979" calcext:value-type="float">
            <text:p>2.236067977499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QRT([.B77])" office:value-type="float" office:value="2.44948974278318" calcext:value-type="float">
            <text:p>2.449489742783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SQRT([.B78])" office:value-type="float" office:value="2.64575131106459" calcext:value-type="float">
            <text:p>2.645751311064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QRT([.B79])" office:value-type="float" office:value="2.82842712474619" calcext:value-type="float">
            <text:p>2.828427124746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SQRT([.B80]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SQRT([.B81])" office:value-type="float" office:value="3.16227766016838" calcext:value-type="float">
            <text:p>3.16227766016838</text:p>
          </table:table-cell>
          <table:table-cell table:number-columns-repeated="9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formula="of:=SQRT(2)" office:value-type="float" office:value="1.4142135623731" calcext:value-type="float">
            <text:p>1.4142135623731</text:p>
          </table:table-cell>
          <table:table-cell office:value-type="string" calcext:value-type="string">
            <text:p>Sqrt</text:p>
          </table:table-cell>
          <table:table-cell table:number-columns-repeated="10"/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 table:formula="of:=ROUND(3.5)" office:value-type="float" office:value="4" calcext:value-type="float">
            <text:p>4</text:p>
          </table:table-cell>
          <table:table-cell office:value-type="string" calcext:value-type="string">
            <text:p>Round</text:p>
          </table:table-cell>
          <table:table-cell table:number-columns-repeated="10"/>
        </table:table-row>
        <table:table-row table:style-name="ro1">
          <table:table-cell table:formula="of:=CEILING(-4.5)" office:value-type="float" office:value="-4" calcext:value-type="float">
            <text:p>-4</text:p>
          </table:table-cell>
          <table:table-cell office:value-type="string" calcext:value-type="string">
            <text:p>Ceil</text:p>
          </table:table-cell>
          <table:table-cell table:number-columns-repeated="10"/>
        </table:table-row>
        <table:table-row table:style-name="ro1">
          <table:table-cell table:formula="of:=FLOOR(-4.5)" office:value-type="float" office:value="-5" calcext:value-type="float">
            <text:p>-5</text:p>
          </table:table-cell>
          <table:table-cell office:value-type="string" calcext:value-type="string">
            <text:p>Floor</text:p>
          </table:table-cell>
          <table:table-cell table:number-columns-repeated="10"/>
        </table:table-row>
        <table:table-row table:style-name="ro1">
          <table:table-cell table:formula="of:=LOG(16;2)" office:value-type="float" office:value="4" calcext:value-type="float">
            <text:p>4</text:p>
          </table:table-cell>
          <table:table-cell office:value-type="string" calcext:value-type="string">
            <text:p>Log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0:06:48.555442105</meta:creation-date>
    <dc:date>2024-11-21T10:26:35.832374036</dc:date>
    <meta:editing-duration>PT19M41S</meta:editing-duration>
    <meta:editing-cycles>18</meta:editing-cycles>
    <meta:generator>LibreOffice/24.8.2.1$Linux_X86_64 LibreOffice_project/480$Build-1</meta:generator>
    <meta:document-statistic meta:table-count="1" meta:cell-count="10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83cm" svg:y="4.206cm" style:legend-expansion="high" chart:style-name="ch2"/>
        <chart:plot-area chart:style-name="ch3" table:cell-range-address="Sheet1.C3:Sheet1.C13" chart:data-source-has-labels="row" svg:x="2.35cm" svg:y="0.354cm" svg:width="13.842cm" svg:height="8.638cm">
          <chart:coordinate-region svg:x="3.1cm" svg:y="0.548cm" svg:width="12.898cm" svg:height="8.2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3" chart:label-cell-address="Sheet1.C3:Sheet1.C3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83cm" svg:y="4.206cm" style:legend-expansion="high" chart:style-name="ch2"/>
        <chart:plot-area chart:style-name="ch3" table:cell-range-address="Sheet1.C25:Sheet1.C35" chart:data-source-has-labels="row" svg:x="0.32cm" svg:y="0.18cm" svg:width="13.843cm" svg:height="8.64cm">
          <chart:coordinate-region svg:x="0.955cm" svg:y="0.374cm" svg:width="13.015cm" svg:height="7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5" chart:label-cell-address="Sheet1.C25:Sheet1.C25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6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3cm" xlink:href=".." xlink:type="simple" chart:class="chart:line" chart:style-name="ch1">
        <chart:legend chart:legend-position="end" svg:x="14.471cm" svg:y="4.207cm" style:legend-expansion="high" chart:style-name="ch2"/>
        <chart:plot-area chart:style-name="ch3" table:cell-range-address="Sheet1.C48:Sheet1.C60" chart:data-source-has-labels="row" svg:x="0.319cm" svg:y="0.18cm" svg:width="13.833cm" svg:height="8.643cm">
          <chart:coordinate-region svg:x="1.05cm" svg:y="0.374cm" svg:width="12.908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9:Sheet1.C60" chart:label-cell-address="Sheet1.C48:Sheet1.C4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C48:Sheet1.C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9:Sheet1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192809488736">
                <text:p>2.32192809488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496250072116">
                <text:p>2.58496250072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073549220576">
                <text:p>2.807354922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6992500144231">
                <text:p>3.16992500144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2192809488736">
                <text:p>3.32192809488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594316186373">
                <text:p>3.4594316186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8496250072116">
                <text:p>3.58496250072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83cm" svg:y="4.206cm" style:legend-expansion="high" chart:style-name="ch2"/>
        <chart:plot-area chart:style-name="ch3" table:cell-range-address="Sheet1.C70:Sheet1.C81" chart:data-source-has-labels="row" svg:x="0.32cm" svg:y="0.18cm" svg:width="13.843cm" svg:height="8.64cm">
          <chart:coordinate-region svg:x="1.051cm" svg:y="0.375cm" svg:width="12.918cm" svg:height="7.8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1:Sheet1.C81" chart:label-cell-address="Sheet1.C70:Sheet1.C70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1:Sheet1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3606797749979">
                <text:p>2.2360679774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948974278318">
                <text:p>2.44948974278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4575131106459">
                <text:p>2.64575131106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6227766016838">
                <text:p>3.162277660168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